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RAMIREZ VILELA DE VILELA, DORYS ESTH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25814437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1025814437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55902338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RAMIREZ VILELA DE VILELA, DORYS ESTH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581443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8/2021</text:p>
          </table:table-cell>
          <table:table-cell table:style-name="Tabla2.A3" office:value-type="string">
            <text:p text:style-name="P22">442823</text:p>
          </table:table-cell>
          <table:table-cell table:style-name="Tabla2.D3" office:value-type="string">
            <text:p text:style-name="P23">11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16:24:05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